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D000000555321CB99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.0311in" fo:text-indent="0in" style:auto-text-indent="false">
        <style:tab-stops>
          <style:tab-stop style:position="3.3465in" style:type="center"/>
          <style:tab-stop style:position="7.4799in" style:type="right"/>
        </style:tab-stops>
      </style:paragraph-properties>
    </style:style>
    <style:style style:name="P2" style:family="paragraph" style:parent-style-name="Header">
      <style:paragraph-properties fo:margin-left="0in" fo:margin-right="0.0311in" fo:text-indent="0in" style:auto-text-indent="false">
        <style:tab-stops>
          <style:tab-stop style:position="3.7291in" style:type="center"/>
          <style:tab-stop style:position="7.4799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7189in" style:type="center"/>
          <style:tab-stop style:position="7.4165in" style:type="right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3.7291in" style:type="center"/>
          <style:tab-stop style:position="7.4689in" style:type="right"/>
        </style:tab-stops>
      </style:paragraph-properties>
    </style:style>
    <style:style style:name="P5" style:family="paragraph" style:parent-style-name="Text_20_body" style:list-style-name=""/>
    <style:style style:name="P6" style:family="paragraph" style:parent-style-name="Text_20_body" style:list-style-name="L1">
      <style:text-properties fo:font-weight="bold" style:font-weight-asian="bold" style:font-weight-complex="bold"/>
    </style:style>
    <style:style style:name="P7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Standard" style:master-page-name="First_20_Page">
      <style:paragraph-properties style:page-number="auto" fo:padding="0.0193in" fo:border="0.06pt solid #000000" style:shadow="none"/>
    </style:style>
    <style:style style:name="P12" style:family="paragraph" style:parent-style-name="Standard" style:list-style-name="L2"/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Antwoord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aam student(en): Patrick Van Brussel</text:p>
      <text:h text:style-name="Title" text:outline-level="1">Labo: <text:title>DHCP en DNS</text:title></text:h>
      <text:h text:style-name="P5" text:outline-level="1"/>
      <text:list xml:id="list14790939461" text:style-name="L1">
        <text:list-item>
          <text:h text:style-name="P6" text:outline-level="1">Voeg telkens je bronnen toe, bv. als je een HOWTO volgt die je ergens gevonden hebt. </text:h>
        </text:list-item>
        <text:list-item>
          <text:h text:style-name="P6" text:outline-level="1">Test elke stap (probeer evt. te automatiseren) en probeer te begrijpen wat je doet!</text:h>
        </text:list-item>
        <text:list-item>
          <text:h text:style-name="P7" text:outline-level="1">Dien in op Chamilo, als PDF.</text:h>
        </text:list-item>
        <text:list-item>
          <text:h text:style-name="P7" text:outline-level="1">Samenwerken is voor deze opdracht sterk aanbevolen. Als je samenwerkt, dien dan elk apart in (mag hetzelfde document zijn).</text:h>
        </text:list-item>
        <text:list-item>
          <text:h text:style-name="P6" text:outline-level="1">OPM. <text:span text:style-name="T2">Om gequoteerd te kunnen worden op deze opdracht, moet je ze ook mondeling toelichten aan je begeleidende lector! </text:span></text:h>
        </text:list-item>
      </text:list>
      <text:h text:style-name="Heading_20_1" text:outline-level="1">Leerdoelen</text:h>
      <text:list xml:id="list402536193" text:style-name="L2">
        <text:list-item>
          <text:p text:style-name="P12">Puppet gebruiken voor het opzetten van een server</text:p>
          <text:list>
            <text:list-item>
              <text:p text:style-name="P12">Puppet manifests schrijven</text:p>
            </text:list-item>
          </text:list>
        </text:list-item>
        <text:list-item>
          <text:p text:style-name="P12">Bestaande puppet-modules kunnen gebruiken</text:p>
        </text:list-item>
        <text:list-item>
          <text:p text:style-name="P12">Een Linux DHCP-server kunnen opzetten</text:p>
        </text:list-item>
        <text:list-item>
          <text:p text:style-name="P12">Een Linux DNS server kunnen opzetten met BIND</text:p>
          <text:list>
            <text:list-item>
              <text:p text:style-name="P12">de syntax van <text:span text:style-name="T2">/etc/named.conf</text:span> begrijpen en kunnen toepassen</text:p>
            </text:list-item>
            <text:list-item>
              <text:p text:style-name="P12">de syntaxis van zone files begrijpen</text:p>
            </text:list-item>
            <text:list-item>
              <text:p text:style-name="P12">“zone files” en “reverse zone files” voor een bepaald domein kunnen opstellen</text:p>
              <text:list>
                <text:list-item>
                  <text:p text:style-name="P12">Name-servers toewijzen (NS)</text:p>
                </text:list-item>
                <text:list-item>
                  <text:p text:style-name="P12">IP-adrestoewijzingen voor hosts instellen (A en AAAA, PTR)</text:p>
                </text:list-item>
                <text:list-item>
                  <text:p text:style-name="P12">Aliassen toekennen (CNAME)</text:p>
                </text:list-item>
                <text:list-item>
                  <text:p text:style-name="P12">Mailservers voor een domein instellen (MX)</text:p>
                </text:list-item>
                <text:list-item>
                  <text:p text:style-name="P12">Diensten in een domein adverteren (SRV)</text:p>
                </text:list-item>
              </text:list>
            </text:list-item>
          </text:list>
        </text:list-item>
      </text:list>
      <text:h text:style-name="Heading_20_1" text:outline-level="1">Ondersteunend studiemateriaal</text:h>
      <text:list xml:id="list2125193056" text:style-name="L3">
        <text:list-item>
          <text:p text:style-name="P8"><text:span text:style-name="T5">Jaromír Hradílek, et al. “</text:span><text:span text:style-name="T5">Ch 13. DHCP Servers” in </text:span><text:span text:style-name="T2">Red Hat Enterprise Linux 6: Deployment Guide.</text:span><text:span text:style-name="T5"> Red Hat. 2011. </text:span><text:a xlink:type="simple" xlink:href="https://access.redhat.com/site/documentation/en-US/Red_Hat_Enterprise_Linux/6/html/Deployment_Guide/ch-DHCP_Servers.html"><text:span text:style-name="T5">https://access.redhat.com/site/documentation/en-US/Red_Hat_Enterprise_Linux/6/html/Deployment_Guide/ch-DHCP_Servers.html</text:span></text:a><text:span text:style-name="T5"> </text:span></text:p>
        </text:list-item>
        <text:list-item>
          <text:p text:style-name="P8"><text:span text:style-name="T5">Jaromír Hradílek, et al. “</text:span><text:span text:style-name="T5">Ch 14. DNS Servers” in </text:span><text:span text:style-name="T2">Red Hat Enterprise Linux 6: Deployment Guide.</text:span><text:span text:style-name="T5"> Red Hat. 2011. </text:span><text:a xlink:type="simple" xlink:href="https://access.redhat.com/site/documentation/en-US/Red_Hat_Enterprise_Linux/6/html/Deployment_Guide/ch-DNS_Servers.html"><text:span text:style-name="T5">https://access.redhat.com/site/documentation/en-US/Red_Hat_Enterprise_Linux/6/html/Deployment_Guide/ch-DNS_Servers.html</text:span></text:a></text:p>
        </text:list-item>
        <text:list-item>
          <text:p text:style-name="P8"><text:span text:style-name="T5">Paul Cobbaut. </text:span><text:span text:style-name="T2">Linux Servers.</text:span><text:span text:style-name="T5"> linux-training.be. 2012<text:line-break/></text:span><text:a xlink:type="simple" xlink:href="http://linux-training.be/files/books/LinuxSrv.pdf"><text:span text:style-name="T5">http://linux-training.be/files/books/LinuxSrv.pdf</text:span></text:a></text:p>
        </text:list-item>
        <text:list-item>
          <text:p text:style-name="P8"><text:span text:style-name="T5">Puppet Labs Documentation:</text:span> <text:a xlink:type="simple" xlink:href="http://docs.puppetlabs.com/">http://docs.puppetlabs.com/</text:a></text:p>
        </text:list-item>
        <text:list-item>
          <text:p text:style-name="P8"><text:span text:style-name="T6">P</text:span><text:span text:style-name="T6">uppet Core Types Cheat Sheet: </text:span><text:soft-page-break/><text:a xlink:type="simple" xlink:href="http://docs.puppetlabs.com/puppet_core_types_cheatsheet.pdf">http://docs.puppetlabs.com/puppet_core_types_cheatsheet.pdf</text:a></text:p>
        </text:list-item>
      </text:list>
      <text:h text:style-name="Heading_20_1" text:outline-level="1">Voorbereiding: opzetten omgeving</text:h>
      <text:p text:style-name="Text_20_body">Voor dit labo heb je op je hostsysteem Vagrant en Git nodig. Je dient ook een on-line Git-repository op te zetten (bv. op BitBucket). Kloon de repository <text:a xlink:type="simple" xlink:href="https://bitbucket.org/bertvanvreckem/elnx-labos">https://bitbucket.org/bertvanvreckem/elnx-labos</text:a>, dit is een raamwerk waar je kan van starten.</text:p>
      <text:p text:style-name="Text_20_body">De Vagrantfile bevat definities voor 3 VM-s in een netwerk “chem.net”:</text:p>
      <text:list xml:id="list1125547342" text:style-name="L4">
        <text:list-item>
          <text:p text:style-name="P9"><text:span text:style-name="T1">Helium</text:span>: een DNS-server</text:p>
        </text:list-item>
        <text:list-item>
          <text:p text:style-name="P9"><text:span text:style-name="T1">Beryllium</text:span>: een DHCP-server</text:p>
        </text:list-item>
        <text:list-item>
          <text:p text:style-name="P9"><text:span text:style-name="T1">Neon</text:span>: een test-client</text:p>
        </text:list-item>
      </text:list>
      <text:p text:style-name="Text_20_body">Ook is er al een raamwerk voorzien voor de manifests van de hosts <text:span text:style-name="T1">Helium</text:span> en <text:span text:style-name="T1">Beryllium</text:span> in de subdirectory <text:span text:style-name="T2">manifests</text:span>.</text:p>
      <text:p text:style-name="Text_20_body">Alle “variabelen” zoals IP-adressen vind je in een yaml-bestand in subdirectory <text:span text:style-name="T2">hiera</text:span><text:span text:style-name="T2"><text:note text:id="ftn1" text:note-class="footnote"><text:note-citation>1</text:note-citation><text:note-body><text:p text:style-name="Footnote"><text:a xlink:type="simple" xlink:href="http://docs.puppetlabs.com/hiera/1/">http://docs.puppetlabs.com/hiera/1/</text:a></text:p></text:note-body></text:note></text:span>. Deze waarden kunnen opgevraagd worden vanuit je manifests. Zie <text:span text:style-name="T2">manifests/nodes/default.pp</text:span> voor een voorbeeld.</text:p>
      <text:p text:style-name="Text_20_body"/>
      <text:h text:style-name="P13" text:outline-level="1"/>
      <text:h text:style-name="P14" text:outline-level="1">Deel 1: DNS-server</text:h>
      <text:p text:style-name="Text_20_body">Zet de DNS-server (<text:span text:style-name="T1">Helium</text:span>) op voor het domein chem.net. Gebruik de Puppet-module voor BIND van <text:a xlink:type="simple" xlink:href="https://github.com/thias/puppet-bind">https://github.com/thias/puppet-bind</text:a>. Je server zal een vast IP moeten krijgen. Dat is nu ingesteld via de Vagrantfile, maar als je dit in een productie-omgeving wil opzetten, moet je dit ook in Puppet definiëren. Dit kan via een bestaande Puppet-module<text:note text:id="ftn2" text:note-class="footnote"><text:note-citation>2</text:note-citation><text:note-body><text:p text:style-name="Footnote"><text:a xlink:type="simple" xlink:href="https://github.com/razorsedge/puppet-network">https://github.com/razorsedge/puppet-network</text:a></text:p></text:note-body></text:note>.</text:p>
      <text:p text:style-name="Text_20_body">Het bestand <text:span text:style-name="T2">hiera/common.yaml</text:span> bevat een aantal aanwijzingen over hoe de DNS-server geconfigureerd moet worden en welke hosts er in het domein zitten. De zgn. zone-files maak je zelf aan en horen thuis in een subdirectory “<text:span text:style-name="T2">files</text:span>” onder de root van het project (moet nog aangemaakt worden). Deze worden dan ingelezen en op de juiste plaats gezet vanuit je manifest.</text:p>
      <text:list xml:id="list1055049255" text:style-name="L5">
        <text:list-item>
          <text:p text:style-name="P10">Voor alle hosts in het domein moet je een IP-adres kunnen krijgen en voor alle IP-adressen ook de juiste hostnaam (reverse DNS lookup)</text:p>
        </text:list-item>
        <text:list-item>
          <text:p text:style-name="P10">De webserver van het domein behoudt zijn hostnaam (<text:span text:style-name="T3">boron</text:span><text:span text:style-name="T2">.chem.net</text:span>), maar kan ook bereikt worden via “<text:a xlink:type="simple" xlink:href="http://www.chem.net/">www.chem.net</text:a>”</text:p>
        </text:list-item>
        <text:list-item>
          <text:p text:style-name="P10">De DNS-server kan aangeven dat mail verstuurd naar <text:a xlink:type="simple" xlink:href="mailto:naam@chem.net">naam@chem.net</text:a> wordt afgeleverd bij de mailserver <text:span text:style-name="T1">carbon</text:span>. Gebruikers kunnen hun e-mailclient instellen met <text:span text:style-name="T2">mail-out.chem.net</text:span> voor het versturen en <text:span text:style-name="T2">mail-in.chem.net</text:span> voor het ontvangen van mail. Beide rollen worden door <text:span text:style-name="T2">carbon</text:span> ingevuld.</text:p>
        </text:list-item>
        <text:list-item>
          <text:p text:style-name="P10"><text:span text:style-name="T2">Nitrogen</text:span> wordt door de DNS-server geadverteerd als een FTP-server (prioriteit 10, weight 0, poort 21)</text:p>
        </text:list-item>
      </text:list>
      <text:h text:style-name="Heading_20_2" text:outline-level="2">Puppet-manifest</text:h>
      <text:p text:style-name="Antwoord"># Helium - DNS server</text:p>
      <text:p text:style-name="Antwoord">node helium inherits default {</text:p>
      <text:p text:style-name="Antwoord"><text:tab/># bind stuff</text:p>
      <text:p text:style-name="Antwoord"><text:tab/>include bind</text:p>
      <text:p text:style-name="Antwoord"></text:p>
      <text:p text:style-name="Antwoord"><text:tab/>bind::server::conf { '/etc/named.conf':</text:p>
      <text:p text:style-name="Antwoord"><text:s text:c="2"/><text:tab/><text:tab/>listen_on_addr <text:s text:c="3"/>=&gt; [ $dns_listen_on_addr ],</text:p>
      <text:p text:style-name="Antwoord"><text:s text:c="2"/><text:tab/><text:tab/>listen_on_v6_addr =&gt; [ $dns_listen_on_addr ],</text:p>
      <text:p text:style-name="Antwoord"><text:s text:c="2"/><text:tab/><text:tab/>forwarders <text:s text:c="7"/>=&gt; [ $dns_forwarder ],</text:p>
      <text:p text:style-name="Antwoord"><text:s text:c="2"/><text:tab/><text:tab/>allow_query <text:s text:c="6"/>=&gt; [ $dns_allow_query ],</text:p>
      <text:p text:style-name="Antwoord"></text:p>
      <text:p text:style-name="Antwoord"><text:s text:c="2"/><text:tab/><text:tab/>zones =&gt; {</text:p>
      <text:p text:style-name="Antwoord"><text:s text:c="2"/><text:tab/><text:tab/> <text:s/>'chem.net' =&gt; [</text:p>
      <text:p text:style-name="Antwoord"><text:s text:c="2"/><text:tab/><text:tab/> <text:s text:c="3"/>'type master',</text:p>
      <text:p text:style-name="Antwoord"><text:s text:c="2"/><text:tab/><text:tab/> <text:s text:c="3"/>'file "chem.net"',</text:p>
      <text:p text:style-name="Antwoord"><text:s text:c="2"/><text:tab/><text:tab/> <text:s/>],</text:p>
      <text:p text:style-name="Antwoord"><text:s text:c="2"/><text:tab/><text:tab/><text:tab/>'64.168.192.in-addr.arpa' =&gt; [</text:p>
      <text:p text:style-name="Antwoord"><text:soft-page-break/><text:s text:c="6"/><text:tab/><text:tab/>'type master',</text:p>
      <text:p text:style-name="Antwoord"><text:s text:c="8"/><text:tab/>'file "64.168.192.in-addr.arpa"',</text:p>
      <text:p text:style-name="Antwoord"><text:s text:c="10"/>],</text:p>
      <text:p text:style-name="Antwoord"><text:s text:c="2"/><text:tab/><text:tab/>},</text:p>
      <text:p text:style-name="Antwoord"><text:tab/></text:p>
      <text:p text:style-name="Antwoord"><text:tab/>}</text:p>
      <text:p text:style-name="Antwoord"></text:p>
      <text:p text:style-name="Antwoord"><text:tab/>bind::server::file { 'chem.net':</text:p>
      <text:p text:style-name="Antwoord"><text:s/><text:tab/><text:tab/>source =&gt; '/etc/puppet/files/chem.net',</text:p>
      <text:p text:style-name="Antwoord"><text:tab/>}</text:p>
      <text:p text:style-name="Antwoord"></text:p>
      <text:p text:style-name="Antwoord"><text:tab/>bind::server::file { '64.168.192.in-addr.arpa':</text:p>
      <text:p text:style-name="Antwoord"><text:s text:c="2"/><text:tab/><text:tab/>source =&gt; '/etc/puppet/files/64.168.192.in-addr.arpa',</text:p>
      <text:p text:style-name="Antwoord"><text:tab/>}</text:p>
      <text:p text:style-name="Antwoord"></text:p>
      <text:p text:style-name="Antwoord"><text:tab/>#bind utils</text:p>
      <text:p text:style-name="Antwoord"><text:tab/>package { 'bind-utils':</text:p>
      <text:p text:style-name="Antwoord"><text:s text:c="4"/><text:tab/>ensure =&gt; installed,</text:p>
      <text:p text:style-name="Antwoord"><text:s text:c="2"/><text:tab/>}</text:p>
      <text:p text:style-name="Antwoord"></text:p>
      <text:p text:style-name="Antwoord">}</text:p>
      <text:h text:style-name="Heading_20_2" text:outline-level="2">Gewijzigde configuratiebestanden</text:h>
      <text:h text:style-name="Heading_20_3" text:outline-level="3">/etc/named.conf</text:h>
      <text:p text:style-name="Antwoord"><text:s/>Niets aan veranderd, puppet module regelt alles</text:p>
      <text:h text:style-name="Heading_20_3" text:outline-level="3">forward en reverse zone files voor chem.net</text:h>
      <text:p text:style-name="Antwoord">#chem.net</text:p>
      <text:p text:style-name="Antwoord">$ORIGIN chem.net. </text:p>
      <text:p text:style-name="Antwoord">$TTL 86400 </text:p>
      <text:p text:style-name="Antwoord">@ <text:s text:c="8"/>IN <text:s/>SOA <text:s/>dns.chem.net. <text:s/>hostmaster.chem.net. ( </text:p>
      <text:p text:style-name="Antwoord"><text:s text:c="14"/>2001062501 <text:s/>; serial </text:p>
      <text:p text:style-name="Antwoord"><text:s text:c="14"/>21600 <text:s text:c="6"/>; refresh after 6 hours </text:p>
      <text:p text:style-name="Antwoord"><text:s text:c="14"/>3600 <text:s text:c="7"/>; retry after 1 hour </text:p>
      <text:p text:style-name="Antwoord"><text:s text:c="14"/>604800 <text:s text:c="5"/>; expire after 1 week </text:p>
      <text:p text:style-name="Antwoord"><text:s text:c="14"/>86400 ) <text:s text:c="4"/>; minimum TTL of 1 day </text:p>
      <text:p text:style-name="Antwoord"><text:soft-page-break/>; </text:p>
      <text:p text:style-name="Antwoord">; </text:p>
      <text:p text:style-name="Antwoord"><text:s text:c="10"/>IN <text:s/>NS <text:s text:c="4"/>helium.chem.net. </text:p>
      <text:p text:style-name="Antwoord">dns <text:tab/> <text:s/>IN <text:s/>A <text:s text:c="5"/>192.168.64.2 </text:p>
      <text:p text:style-name="Antwoord">; </text:p>
      <text:p text:style-name="Antwoord">; </text:p>
      <text:p text:style-name="Antwoord">hydrogen <text:s/>IN A 192.168.64.1 </text:p>
      <text:p text:style-name="Antwoord">helium <text:s text:c="3"/>IN A 192.168.64.2 </text:p>
      <text:p text:style-name="Antwoord">lithium <text:s text:c="2"/>IN A 192.168.64.3 </text:p>
      <text:p text:style-name="Antwoord">beryllium IN A 192.168.64.4 </text:p>
      <text:p text:style-name="Antwoord">boron <text:s text:c="4"/>IN A 192.168.64.5 </text:p>
      <text:p text:style-name="Antwoord">carbon <text:s text:c="3"/>IN A 192.168.64.6 </text:p>
      <text:p text:style-name="Antwoord">nitrogen <text:s/>IN A 192.168.64.7 </text:p>
      <text:p text:style-name="Antwoord">oxygen <text:s text:c="3"/>IN A 192.168.64.8 </text:p>
      <text:p text:style-name="Antwoord">fluorine <text:s/>IN A 192.168.64.9 </text:p>
      <text:p text:style-name="Antwoord">; </text:p>
      <text:p text:style-name="Antwoord">; </text:p>
      <text:p text:style-name="Antwoord">www <text:s text:c="6"/>IN <text:s/>CNAME <text:s/>boron </text:p>
      <text:p text:style-name="Antwoord">ns1<text:tab/><text:tab/> <text:s/>IN <text:s/>CNAME <text:s/>helium </text:p>
      <text:p text:style-name="Antwoord">ns2<text:tab/><text:tab/> <text:s/>IN <text:s/>CNAME <text:s/>lithium </text:p>
      <text:p text:style-name="Antwoord">; </text:p>
      <text:p text:style-name="Antwoord">; </text:p>
      <text:p text:style-name="Antwoord">@ <text:s text:c="8"/>IN <text:s/>MX <text:s text:c="4"/>10 <text:s/>carbon.chem.net. </text:p>
      <text:p text:style-name="Antwoord">mail-in <text:s text:c="2"/>IN <text:s/>CNAME <text:s text:c="5"/>carbon </text:p>
      <text:p text:style-name="Antwoord">mail-out <text:s/>IN <text:s/>CNAME <text:s text:c="5"/>carbon </text:p>
      <text:p text:style-name="Antwoord">; </text:p>
      <text:p text:style-name="Antwoord">; </text:p>
      <text:p text:style-name="Antwoord">_ftp._tcp.chem.net. IN <text:s text:c="5"/>SRV 10 <text:s text:c="3"/>0 <text:s text:c="5"/>21 <text:s text:c="2"/>nitrogen.chem.net. </text:p>
      <text:p text:style-name="Antwoord">; </text:p>
      <text:p text:style-name="Antwoord">;</text:p>
      <text:p text:style-name="Antwoord"/>
      <text:p text:style-name="Antwoord">#64.168.192.in-addr.arpa</text:p>
      <text:p text:style-name="Antwoord">$ORIGIN 64.168.192.in-addr.arpa. </text:p>
      <text:p text:style-name="Antwoord">$TTL 86400 </text:p>
      <text:p text:style-name="Antwoord">@ <text:s/>IN <text:s/>SOA <text:s/>dns.chem.net. <text:s/>hostmaster.chem.net. ( </text:p>
      <text:p text:style-name="Antwoord"><text:s text:c="7"/>2001062501 <text:s/>; serial </text:p>
      <text:p text:style-name="Antwoord"><text:soft-page-break/><text:s text:c="7"/>21600 <text:s text:c="6"/>; refresh after 6 hours </text:p>
      <text:p text:style-name="Antwoord"><text:s text:c="7"/>3600 <text:s text:c="7"/>; retry after 1 hour </text:p>
      <text:p text:style-name="Antwoord"><text:s text:c="7"/>604800 <text:s text:c="5"/>; expire after 1 week </text:p>
      <text:p text:style-name="Antwoord"><text:s text:c="7"/>86400 ) <text:s text:c="4"/>; minimum TTL of 1 day </text:p>
      <text:p text:style-name="Antwoord">; </text:p>
      <text:p text:style-name="Antwoord">@ <text:s/>IN <text:s/>NS <text:s text:c="2"/>dns.chem.net. </text:p>
      <text:p text:style-name="Antwoord">; </text:p>
      <text:p text:style-name="Antwoord">1 <text:s/>IN <text:s/>PTR <text:s/>hydrogen.chem.net. </text:p>
      <text:p text:style-name="Antwoord">2 <text:s/>IN <text:s/>PTR <text:s/>helium.chem.net. </text:p>
      <text:p text:style-name="Antwoord">3 <text:s/>IN <text:s/>PTR <text:s/>lithium.chem.net. </text:p>
      <text:p text:style-name="Antwoord">4 <text:s/>IN <text:s/>PTR <text:s/>beryllium.chem.net. </text:p>
      <text:p text:style-name="Antwoord">5 <text:s/>IN <text:s/>PTR <text:s/>boron.chem.net. </text:p>
      <text:p text:style-name="Antwoord">6 <text:s/>IN <text:s/>PTR <text:s/>carbon.chem.net. </text:p>
      <text:p text:style-name="Antwoord">7 <text:s/>IN <text:s/>PTR <text:s/>nitrogen.chem.net. </text:p>
      <text:p text:style-name="Antwoord">8 <text:s/>IN <text:s/>PTR <text:s/>oxygen.chem.net. </text:p>
      <text:p text:style-name="Antwoord">9 <text:s/>IN <text:s/>PTR <text:s/>fluorine.chem.net. </text:p>
      <text:h text:style-name="Heading_20_2" text:outline-level="2">Acceptance test</text:h>
      <text:p text:style-name="Text_20_body">Ondervraag de DNS-server vanop een andere host (bv. neon, of je host-systeem). Je kan dit scripten met BATS. Verifieer of aan alle requirements voldaan is! Merk op dat neon geen IP krijgt als de DHCP-server nog niet draait (= Deel2). Je kan tijdelijk in de Vagrantfile een vast IP toekennen, maar zorg dat dit terug uit staat als je de acceptance test van de DHCP-server uitvoert.</text:p>
      <text:p text:style-name="Text_20_body">Testscript/procedure:</text:p>
      <text:p text:style-name="Antwoord"/>
      <text:h text:style-name="Heading_20_1" text:outline-level="1">Deel 2: DHCP-server</text:h>
      <text:p text:style-name="Text_20_body">Zet een DHCP-server op met Vagrant en Puppet. Gebruik zoveel mogelijk bestaande modules (bv. puppetlabs-dhcp<text:note text:id="ftn3" text:note-class="footnote"><text:note-citation>3</text:note-citation><text:note-body><text:p text:style-name="Footnote"><text:a xlink:type="simple" xlink:href="https://github.com/puppetlabs/puppetlabs-dhcp">https://github.com/puppetlabs/puppetlabs-dhcp</text:a></text:p></text:note-body></text:note>. </text:p>
      <text:h text:style-name="Heading_20_2" text:outline-level="2">Puppet manifest</text:h>
      <text:p text:style-name="Antwoord"># Beryllium - DHCP server</text:p>
      <text:p text:style-name="Antwoord">#</text:p>
      <text:p text:style-name="Antwoord">node beryllium inherits default {</text:p>
      <text:p text:style-name="Antwoord"></text:p>
      <text:p text:style-name="Antwoord"><text:s text:c="2"/>#notice("vartest ${dhcp_hosts[neon][ip]}")</text:p>
      <text:p text:style-name="Antwoord"></text:p>
      <text:p text:style-name="Antwoord"><text:tab/>class { 'dhcp':</text:p>
      <text:p text:style-name="Antwoord"><text:soft-page-break/><text:tab/> <text:s/>dnsdomain <text:s text:c="3"/>=&gt; [</text:p>
      <text:p text:style-name="Antwoord"><text:tab/> <text:s text:c="3"/>'dns.chem.net',</text:p>
      <text:p text:style-name="Antwoord"><text:tab/> <text:s text:c="3"/>$dns_reverse_domain,</text:p>
      <text:p text:style-name="Antwoord"><text:tab/> <text:s text:c="3"/>],</text:p>
      <text:p text:style-name="Antwoord"><text:tab/> <text:s/>nameservers <text:s/>=&gt; ['192.168.64.2'],</text:p>
      <text:p text:style-name="Antwoord"><text:tab/> <text:s/>ntpservers <text:s text:c="2"/>=&gt; ['us.pool.ntp.org'],</text:p>
      <text:p text:style-name="Antwoord"><text:tab/> <text:s/>interfaces <text:s text:c="2"/>=&gt; ['eth0'],</text:p>
      <text:p text:style-name="Antwoord"><text:tab/>}</text:p>
      <text:p text:style-name="Antwoord"></text:p>
      <text:p text:style-name="Antwoord"><text:tab/>dhcp::pool{ 'ops.chem.net':</text:p>
      <text:p text:style-name="Antwoord"><text:tab/> <text:s/>network =&gt; $network_ip,</text:p>
      <text:p text:style-name="Antwoord"><text:tab/> <text:s/>mask <text:s text:c="3"/>=&gt; $network_mask,</text:p>
      <text:p text:style-name="Antwoord"><text:tab/> <text:s/>range <text:s text:c="2"/>=&gt; $dhcp_host_range,</text:p>
      <text:p text:style-name="Antwoord"><text:tab/> <text:s/>gateway =&gt; $dhcp_default_gateway,</text:p>
      <text:p text:style-name="Antwoord"><text:tab/>}</text:p>
      <text:p text:style-name="Antwoord"></text:p>
      <text:p text:style-name="Antwoord"><text:tab/>dhcp::host {</text:p>
      <text:p text:style-name="Antwoord"><text:tab/> <text:s/>'neon': mac =&gt; $dhcp_hosts[neon][mac], ip =&gt; $dhcp_hosts[neon][ip];</text:p>
      <text:p text:style-name="Antwoord"><text:tab/>}</text:p>
      <text:p text:style-name="Antwoord"></text:p>
      <text:p text:style-name="Antwoord">}</text:p>
      <text:h text:style-name="Heading_20_2" text:outline-level="2">Resulterende DHCP-configuratie (dhcpd.conf)</text:h>
      <text:p text:style-name="Antwoord">[root@beryllium vagrant]# more /etc/dhcp/dhcpd.conf </text:p>
      <text:p text:style-name="Antwoord"># BEGIN DHCP Header</text:p>
      <text:p text:style-name="Antwoord"># ----------</text:p>
      <text:p text:style-name="Antwoord"># dhcpd.conf</text:p>
      <text:p text:style-name="Antwoord"># ----------</text:p>
      <text:p text:style-name="Antwoord">authoritative;</text:p>
      <text:p text:style-name="Antwoord">default-lease-time 3600;</text:p>
      <text:p text:style-name="Antwoord">max-lease-time 86400;</text:p>
      <text:p text:style-name="Antwoord">log-facility daemon;</text:p>
      <text:p text:style-name="Antwoord"></text:p>
      <text:p text:style-name="Antwoord"># ----------</text:p>
      <text:p text:style-name="Antwoord"># Options</text:p>
      <text:p text:style-name="Antwoord"># ----------</text:p>
      <text:p text:style-name="Antwoord"><text:soft-page-break/>option domain-name "dns.chem.net";</text:p>
      <text:p text:style-name="Antwoord">option domain-name-servers 192.168.64.2;</text:p>
      <text:p text:style-name="Antwoord">option ntp-servers us.pool.ntp.org;</text:p>
      <text:p text:style-name="Antwoord">option fqdn.no-client-update on; <text:s/># set the "O" and "S" flag bits</text:p>
      <text:p text:style-name="Antwoord">option fqdn.rcode2 255;</text:p>
      <text:p text:style-name="Antwoord">option pxegrub code 150 = text;</text:p>
      <text:p text:style-name="Antwoord"># END DHCP Header</text:p>
      <text:p text:style-name="Antwoord"># BEGIN ddns (Dynamic DNS Updates)</text:p>
      <text:p text:style-name="Antwoord">ddns-update-style none;</text:p>
      <text:p text:style-name="Antwoord"># END ddns (Dynamic DNS Updates)</text:p>
      <text:p text:style-name="Antwoord"># BEGIN PXE Section</text:p>
      <text:p text:style-name="Antwoord"># END PXE Section</text:p>
      <text:p text:style-name="Antwoord"># BEGIN DHCP Extra configurations</text:p>
      <text:p text:style-name="Antwoord">include "/etc/dhcp/dhcpd.pools";</text:p>
      <text:p text:style-name="Antwoord">include "/etc/dhcp/dhcpd.hosts";</text:p>
      <text:p text:style-name="Antwoord"># END DHCP Extra configurations</text:p>
      <text:h text:style-name="Heading_20_2" text:outline-level="2">Acceptance test</text:h>
      <text:p text:style-name="Text_20_body"><text:span text:style-name="T7">Verifieer de werking van je script door </text:span><text:span text:style-name="T1">neon</text:span><text:span text:style-name="T7"> </text:span><text:span text:style-name="T7">op te starten en het ontvangen IP-adres te controleren. </text:span><text:span text:style-name="T4">hiera/common.yaml</text:span><text:span text:style-name="T7"> geven aan wat je zou moeten verwachten. Beschrijf je procedure en resultaten:</text:span></text:p>
      <text:p text:style-name="Antwoord"/>
      <text:h text:style-name="Heading_20_1" text:outline-level="1">Gebruikte bronnen</text:h>
      <text:list xml:id="list1966873285" text:style-name="L6">
        <text:list-item>
          <text:p text:style-name="P15">Www.google.co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DejaVu Sans Mono" svg:font-family="'DejaVu Sans Mono'" style:font-adornments="Book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nl" fo:country="B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ntwoord" style:family="paragraph" style:parent-style-name="Text_20_body">
      <style:paragraph-properties fo:background-color="#e6e6e6"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Teletype" style:family="text">
      <style:text-properties style:font-name="Courier New" fo:font-size="12pt" fo:background-color="transparent" style:font-name-asian="DejaVu Sans Mono" style:font-size-asian="10.5pt" style:font-name-complex="DejaVu Sans Mono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.0311in" fo:text-indent="0in" style:auto-text-indent="false">
        <style:tab-stops>
          <style:tab-stop style:position="3.3465in" style:type="center"/>
          <style:tab-stop style:position="7.4799in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3.7189in" style:type="center"/>
          <style:tab-stop style:position="7.4165in" style:type="right"/>
        </style:tab-stops>
      </style:paragraph-properties>
    </style:style>
    <style:style style:name="MP3" style:family="paragraph" style:parent-style-name="Header">
      <style:paragraph-properties fo:margin-left="0in" fo:margin-right="0.0311in" fo:text-indent="0in" style:auto-text-indent="false">
        <style:tab-stops>
          <style:tab-stop style:position="3.7291in" style:type="center"/>
          <style:tab-stop style:position="7.4799in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7291in" style:type="center"/>
          <style:tab-stop style:position="7.4689in" style:type="right"/>
        </style:tab-stops>
      </style:paragraph-properties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0.3937in" fo:margin-right="0.3937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6pt solid #000000" fo:border-left="none" fo:border-right="none" fo:padding="0.0193in" style:shadow="none" style:dynamic-spacing="false"/>
      </style:header-style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2083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Labo </text:span><text:span text:style-name="MT1">Enterprise </text:span><text:span text:style-name="MT1">Linux</text:span></text:p>
      </style:header>
      <style:footer>
        <text:p text:style-name="MP2">Labo: <text:title>DHCP en DNS</text:title><text:tab/><text:tab/>p. <text:page-number text:select-page="current">6</text:page-number>/<text:page-count>8</text:page-count></text:p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1" draw:name="graphics2" text:anchor-type="paragraph" svg:width="1.4791in" svg:height="1.0102in" draw:z-index="0"><draw:image xlink:href="Pictures/10000000000007D000000555321CB990.jpg" xlink:type="simple" xlink:show="embed" xlink:actuate="onLoad"/></draw:frame><text:tab/><text:tab/><text:span text:style-name="MT1">Labo </text:span><text:span text:style-name="MT1">Enterprise </text:span><text:span text:style-name="MT1">Linux</text:span></text:p>
        <text:p text:style-name="MP3"><text:tab/><text:tab/>3e PrBa Toegepaste Informatica</text:p>
        <text:p text:style-name="MP3"><text:tab/><text:tab/>2013-2014</text:p>
      </style:header>
      <style:footer>
        <text:p text:style-name="MP4">Labo: <text:title>DHCP en DNS</text:title><text:tab/><text:tab/>p. <text:page-number text:select-page="current">1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5:22:24</meta:creation-date>
    <meta:editing-duration>PT6H24M21S</meta:editing-duration>
    <meta:editing-cycles>30</meta:editing-cycles>
    <meta:generator>LibreOffice/3.5$Linux_X86_64 LibreOffice_project/350m1$Build-2</meta:generator>
    <dc:title>DHCP en DNS</dc:title>
    <meta:initial-creator>Bert Vreckem</meta:initial-creator>
    <dc:date>2013-11-08T14:20:47</dc:date>
    <meta:document-statistic meta:table-count="0" meta:image-count="1" meta:object-count="0" meta:page-count="8" meta:paragraph-count="222" meta:word-count="1203" meta:character-count="8864" meta:non-whitespace-character-count="7263"/>
    <meta:template xlink:type="simple" xlink:actuate="onRequest" xlink:title="Opgave Labo" xlink:href="../../../../../.config/libreoffice/3/user/template/Hogent/Opgave%20Labo1.ott" meta:date="2012-09-19T15:22:21"/>
  </office:meta>
</office:document-meta>
</file>